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list-style-name="WWNum1">
      <style:paragraph-properties fo:margin-left="0.5in" fo:margin-right="0in" fo:margin-top="0in" fo:margin-bottom="0in" loext:contextual-spacing="false" fo:text-indent="-0.25in" style:auto-text-indent="false"/>
    </style:style>
    <style:style style:name="P7" style:family="paragraph" style:parent-style-name="Standard" style:list-style-name="WWNum4">
      <style:paragraph-properties fo:margin-left="0.5in" fo:margin-right="0in" fo:margin-top="0in" fo:margin-bottom="0in" loext:contextual-spacing="false" fo:line-height="100%" fo:text-align="start" style:justify-single-word="false" fo:text-indent="-0.25in" style:auto-text-indent="false"/>
    </style:style>
    <style:style style:name="P8"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3" style:family="paragraph" style:parent-style-name="Standard">
      <style:paragraph-properties fo:break-before="auto" fo:break-after="auto"/>
    </style:style>
    <style:style style:name="P14" style:family="paragraph" style:parent-style-name="Heading_20_1" style:list-style-name="WWNum2"/>
    <style:style style:name="P15" style:family="paragraph" style:parent-style-name="Heading_20_1" style:list-style-name="WWNum2">
      <style:paragraph-properties fo:margin-top="0.0398in" fo:margin-bottom="0in" loext:contextual-spacing="false"/>
    </style:style>
    <style:style style:name="P16" style:family="paragraph" style:parent-style-name="Heading_20_1" style:list-style-name="WWNum2">
      <style:paragraph-properties fo:margin-top="0in" fo:margin-bottom="0in" loext:contextual-spacing="false"/>
    </style:style>
    <style:style style:name="P17" style:family="paragraph" style:parent-style-name="Heading_20_1" style:list-style-name="WWNum2">
      <style:paragraph-properties fo:margin-top="0in" fo:margin-bottom="0.0429in" loext:contextual-spacing="false"/>
    </style:style>
    <style:style style:name="P1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none"/>
    </style:style>
    <style:style style:name="T9" style:family="text">
      <style:text-properties style:font-name="Arial" fo:font-size="11pt" style:font-name-asian="Arial1" style:font-size-asian="11pt" style:font-name-complex="Arial1" style:font-size-complex="11pt"/>
    </style:style>
    <style:style style:name="T10" style:family="text">
      <style:text-properties fo:font-weight="bold" style:font-weight-asian="bold"/>
    </style:style>
    <style:style style:name="T1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aczyuw2yex2w"/><text:span text:style-name="T1">Desarrollo de interfaces</text:span><text:span text:style-name="T2"><text:line-break/></text:span><text:span text:style-name="T3">UD 03. Guía didáctica</text:span></text:p>
      <text:p text:style-name="P1"><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2.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 Sergi García</text:span><draw:frame draw:style-name="fr3" draw:name="image4.png" text:anchor-type="char" svg:x="3.3646in" svg:y="0.5209in" svg:width="1.0091in" svg:height="0.3535in" draw:z-index="0"><draw:image xlink:href="Pictures/100002010000007600000029ABF5F7A91F7A9EF9.png" xlink:type="simple" xlink:show="embed" xlink:actuate="onLoad" loext:mime-type="image/png"/></draw:frame></text:p>
      <text:p text:style-name="P4"><text:span text:style-name="T5">Actualizado Septiembre 2025</text:span></text:p>
      <text:p text:style-name="P5"/>
      <text:p text:style-name="P4"><text:span text:style-name="T6">Unidad 03. Introducción al Design Thinking</text:span></text:p>
      <text:list xml:id="list3427272118" text:style-name="WWNum2">
        <text:list-item>
          <text:p text:style-name="P15"><text:bookmark text:name="_35ynxtfrmuvw"/>Conocimientos previos</text:p>
        </text:list-item>
      </text:list>
      <text:list xml:id="list2249488775" text:style-name="WWNum1">
        <text:list-item>
          <text:p text:style-name="P6">Conocimientos avanzados de programación.</text:p>
        </text:list-item>
      </text:list>
      <text:list xml:id="list72046458231896" text:continue-list="list3427272118" text:style-name="WWNum2">
        <text:list-item>
          <text:p text:style-name="P16"><text:bookmark text:name="_1w7nzw2o20ar"/><text:s/>Objetivos</text:p>
        </text:list-item>
      </text:list>
      <text:list xml:id="list3342403993" text:style-name="WWNum4">
        <text:list-item>
          <text:p text:style-name="P7">Comprender el concepto de Design Thinking y su relevancia en la resolución creativa de problemas.</text:p>
        </text:list-item>
        <text:list-item>
          <text:p text:style-name="P7">Identificar las principales características del Design Thinking, valorando su enfoque innovador y centrado en el usuario.</text:p>
        </text:list-item>
        <text:list-item>
          <text:p text:style-name="P7">Conocer y aplicar las fases del proceso de Design Thinking (empatizar, definir, idear, prototipar y evaluar) en el desarrollo de soluciones.</text:p>
        </text:list-item>
        <text:list-item>
          <text:p text:style-name="P7">Analizar y aplicar el Design Thinking como metodología para crear interfaces orientadas a las necesidades reales del usuario.</text:p>
        </text:list-item>
        <text:list-item>
          <text:p text:style-name="P7">Reconocer los contextos y situaciones en los que resulta adecuado emplear Design Thinking como herramienta de trabajo.</text:p>
        </text:list-item>
      </text:list>
      <text:list xml:id="list72048168541973" text:continue-list="list72046458231896" text:style-name="WWNum2">
        <text:list-item>
          <text:p text:style-name="P16"><text:bookmark text:name="_u76wnfr4jev9"/>Contenidos</text:p>
        </text:list-item>
      </text:list>
      <text:list xml:id="list664180919" text:style-name="WWNum3">
        <text:list-item>
          <text:p text:style-name="P8">¿Qué es el Design Thinking?</text:p>
        </text:list-item>
        <text:list-item>
          <text:p text:style-name="P8">Características del Design Thinking</text:p>
        </text:list-item>
        <text:list-item>
          <text:p text:style-name="P8">Las 5 fases del proceso de Design Thinking</text:p>
        </text:list-item>
        <text:list-item>
          <text:p text:style-name="P8">Design Thinking aplicado al diseño de interfaces</text:p>
        </text:list-item>
        <text:list-item>
          <text:p text:style-name="P8">¿Cuándo usar Design Thinking?<text:span text:style-name="T10"><text:line-break/></text:span></text:p>
        </text:list-item>
      </text:list>
      <text:list xml:id="list72047539245336" text:continue-list="list72048168541973" text:style-name="WWNum2">
        <text:list-item>
          <text:p text:style-name="P17"><text:bookmark text:name="_a1okclatiswm"/>Actividades</text:p>
        </text:list-item>
      </text:list>
      <text:p text:style-name="Standard">Esta unidad no se estudia de forma aislada, sino integrada en un bloque junto con las seis primeras unidades del módulo. Al finalizar la sexta unidad, se propondrán actividades de carácter no evaluable que engloban los contenidos trabajados en todo el bloque. La realización de dichas actividades será fundamental para afianzar los conocimientos, ya que los aprendizajes adquiridos en estas unidades constituirán la base necesaria para resolver correctamente las actividades evaluables posteriores.</text:p>
      <text:list xml:id="list72046998425085" text:continue-numbering="true" text:style-name="WWNum2">
        <text:list-item>
          <text:p text:style-name="P14"><text:bookmark text:name="_7kljffjw728v"/>Recomendaciones</text:p>
        </text:list-item>
      </text:list>
      <text:p text:style-name="Standard">Si se acude a las TC (Tutorías Colectivas), las cuales no son obligatorias, es imprescindible haber estudiado el tema previamente en ca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Unidad 03. Guía didáctica</text:span></text:p>
      </style:header>
      <style:footer>
        <text:p text:style-name="MP4"><text:span text:style-name="MT1">CFGS DAM/DAW<text:tab/><text:tab/>Unidad 03 - Página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25" meta:word-count="267" meta:character-count="1763" meta:non-whitespace-character-count="1532"/>
    <meta:generator>LibreOfficeDev/6.0.5.2$Linux_X86_64 LibreOffice_project/</meta:generator>
  </office:meta>
</office:document-meta>
</file>